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92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Project </text:p>
          </table:table-cell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Tasks</text:p>
          </table:table-cell>
          <table:table-cell table:style-name="Default" office:value-type="string">
            <text:p>Start Date</text:p>
          </table:table-cell>
          <table:table-cell office:value-type="string">
            <text:p>Duration</text:p>
          </table:table-cell>
          <table:table-cell table:style-name="Default" office:value-type="string">
            <text:p>End date</text:p>
          </table:table-cell>
        </table:table-row>
        <table:table-row table:style-name="ro1">
          <table:table-cell office:value-type="string">
            <text:p>Research New Technologies</text:p>
          </table:table-cell>
          <table:table-cell office:value-type="date" office:date-value="2012-10-10">
            <text:p>10/10/12</text:p>
          </table:table-cell>
          <table:table-cell office:value-type="float" office:value="12">
            <text:p>12</text:p>
          </table:table-cell>
          <table:table-cell office:value-type="date" office:date-value="2012-10-22">
            <text:p>22/10/12</text:p>
          </table:table-cell>
        </table:table-row>
        <table:table-row table:style-name="ro2">
          <table:table-cell office:value-type="string">
            <text:p>Outline Project Specification</text:p>
          </table:table-cell>
          <table:table-cell office:value-type="date" office:date-value="2012-10-10">
            <text:p>10/10/12</text:p>
          </table:table-cell>
          <table:table-cell office:value-type="float" office:value="12">
            <text:p>12</text:p>
          </table:table-cell>
          <table:table-cell table:style-name="ce3" office:value-type="date" office:date-value="2012-10-22">
            <text:p>22/10/12</text:p>
          </table:table-cell>
        </table:table-row>
        <table:table-row table:style-name="ro1">
          <table:table-cell office:value-type="string">
            <text:p>Progress Report</text:p>
          </table:table-cell>
          <table:table-cell office:value-type="date" office:date-value="2012-11-05">
            <text:p>05/11/12</text:p>
          </table:table-cell>
          <table:table-cell office:value-type="float" office:value="14">
            <text:p>14</text:p>
          </table:table-cell>
          <table:table-cell table:style-name="ce4" office:value-type="date" office:date-value="2012-11-19">
            <text:p>19/11/12</text:p>
          </table:table-cell>
        </table:table-row>
        <table:table-row table:style-name="ro1">
          <table:table-cell office:value-type="string">
            <text:p>Produce an RDF schema.</text:p>
          </table:table-cell>
          <table:table-cell office:value-type="date" office:date-value="2012-11-16">
            <text:p>16/11/12</text:p>
          </table:table-cell>
          <table:table-cell office:value-type="float" office:value="6">
            <text:p>6</text:p>
          </table:table-cell>
          <table:table-cell office:value-type="date" office:date-value="2012-11-22">
            <text:p>22/11/12</text:p>
          </table:table-cell>
        </table:table-row>
        <table:table-row table:style-name="ro1">
          <table:table-cell office:value-type="string">
            <text:p>Convert SQL data into RDF format</text:p>
          </table:table-cell>
          <table:table-cell office:value-type="date" office:date-value="2012-11-23">
            <text:p>23/11/12</text:p>
          </table:table-cell>
          <table:table-cell office:value-type="float" office:value="18">
            <text:p>18</text:p>
          </table:table-cell>
          <table:table-cell office:value-type="date" office:date-value="2012-01-11">
            <text:p>11/01/12</text:p>
          </table:table-cell>
        </table:table-row>
        <table:table-row table:style-name="ro1">
          <table:table-cell office:value-type="string">
            <text:p>Mid Project Demonstration</text:p>
          </table:table-cell>
          <table:table-cell office:value-type="date" office:date-value="2012-02-01">
            <text:p>01/02/12</text:p>
          </table:table-cell>
          <table:table-cell office:value-type="float" office:value="1">
            <text:p>1</text:p>
          </table:table-cell>
          <table:table-cell office:value-type="date" office:date-value="2012-02-02">
            <text:p>02/02/12</text:p>
          </table:table-cell>
        </table:table-row>
        <table:table-row table:style-name="ro1">
          <table:table-cell office:value-type="string">
            <text:p>Load RDF data into Virtuoso</text:p>
          </table:table-cell>
          <table:table-cell office:value-type="date" office:date-value="2012-01-12">
            <text:p>12/01/12</text:p>
          </table:table-cell>
          <table:table-cell office:value-type="float" office:value="19">
            <text:p>19</text:p>
          </table:table-cell>
          <table:table-cell office:value-type="date" office:date-value="2012-02-01">
            <text:p>01/02/12</text:p>
          </table:table-cell>
        </table:table-row>
        <table:table-row table:style-name="ro3">
          <table:table-cell office:value-type="string">
            <text:p>Create Interface for Web</text:p>
          </table:table-cell>
          <table:table-cell office:value-type="date" office:date-value="2012-02-02">
            <text:p>02/02/12</text:p>
          </table:table-cell>
          <table:table-cell office:value-type="float" office:value="28">
            <text:p>28</text:p>
          </table:table-cell>
          <table:table-cell office:value-type="date" office:date-value="2012-03-02">
            <text:p>02/03/12</text:p>
          </table:table-cell>
        </table:table-row>
        <table:table-row table:style-name="ro4">
          <table:table-cell table:style-name="ce1" office:value-type="string">
            <text:p>Create interpretor</text:p>
          </table:table-cell>
          <table:table-cell office:value-type="date" office:date-value="2012-03-03">
            <text:p>03/03/12</text:p>
          </table:table-cell>
          <table:table-cell office:value-type="float" office:value="17">
            <text:p>17</text:p>
          </table:table-cell>
          <table:table-cell office:value-type="date" office:date-value="2012-03-20">
            <text:p>20/03/12</text:p>
          </table:table-cell>
        </table:table-row>
        <table:table-row table:style-name="ro1">
          <table:table-cell office:value-type="string">
            <text:p>Final Report</text:p>
          </table:table-cell>
          <table:table-cell office:value-type="date" office:date-value="2012-04-24">
            <text:p>24/04/12</text:p>
          </table:table-cell>
          <table:table-cell office:value-type="float" office:value="1">
            <text:p>1</text:p>
          </table:table-cell>
          <table:table-cell office:value-type="date" office:date-value="2012-04-25">
            <text:p>25/04/12</text:p>
          </table:table-cell>
        </table:table-row>
        <table:table-row table:style-name="ro1">
          <table:table-cell office:value-type="string">
            <text:p>Final Demonstration</text:p>
          </table:table-cell>
          <table:table-cell office:value-type="date" office:date-value="2012-04-28">
            <text:p>28/04/12</text:p>
          </table:table-cell>
          <table:table-cell office:value-type="float" office:value="1">
            <text:p>1</text:p>
          </table:table-cell>
          <table:table-cell office:value-type="date" office:date-value="2012-04-29">
            <text:p>29/04/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/00/0000</text:date>, <text:time style:data-style-name="N2" text:time-value="0000-00-00T16:58:07.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5:04:10.30</meta:creation-date>
    <dc:date>2012-11-18T17:43:38.71</dc:date>
    <meta:editing-duration>PT18M44S</meta:editing-duration>
    <meta:editing-cycles>3</meta:editing-cycles>
    <meta:generator>LibreOffice/3.6$Windows_x86 LibreOffice_project/58f22d5-270d05a-e2abed1-ea17a85-9b5702</meta:generator>
    <meta:document-statistic meta:table-count="1" meta:cell-count="49" meta:object-count="0"/>
  </office:meta>
</office:document-meta>
</file>